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y a bien longtemps, dans une galaxie lointaine, très lointaine. </text:p>
      <text:p text:style-name="Standard"/>
      <text:p text:style-name="Standard">La guerre opposant la République et l'Empire sith approche de son paroxysme. L'empire sith se prépare à donner le coup de grâce à la république sur Corellia . Jack Farwell un jeune capitaine membre de l'Alliance soupçonne son commandant suprême, l'ancien seigneur sith Moltan d'apporter son aide à ses anciens alliés en échange d'une place dans le conseil noir. Pressentant la menace d'une victoire totale de l'Empire ainsi que l'effondrement de l'Alliance mais ne croyant plus pour autant en la République, Jack tente de rentrer en contact avec ses anciens contacts dans les deux factions et établit sur Corellia un rendez-vous au nom de l'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ONG</meta:initial-creator>
    <meta:creation-date>2019-10-01T23:54:00.89</meta:creation-date>
    <meta:document-statistic meta:table-count="0" meta:image-count="0" meta:object-count="0" meta:page-count="1" meta:paragraph-count="2" meta:word-count="116" meta:character-count="717"/>
    <dc:date>2019-10-02T00:29:21.87</dc:date>
    <dc:creator>Christopher LONG</dc:creator>
    <meta:editing-duration>PT4M50S</meta:editing-duration>
    <meta:editing-cycles>1</meta:editing-cycles>
    <meta:generator>OpenOffice/4.1.6$Win32 OpenOffice.org_project/416m1$Build-9790</meta:generator>
  </office:meta>
</office:document-meta>
</file>